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467.9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92.75pt"/>
    </style:style>
    <style:style style:name="co5" style:family="table-column">
      <style:table-column-properties fo:break-before="auto" style:column-width="68.34pt"/>
    </style:style>
    <style:style style:name="co6" style:family="table-column">
      <style:table-column-properties fo:break-before="auto" style:column-width="26.39pt"/>
    </style:style>
    <style:style style:name="co7" style:family="table-column">
      <style:table-column-properties fo:break-before="auto" style:column-width="20.3pt"/>
    </style:style>
    <style:style style:name="co8" style:family="table-column">
      <style:table-column-properties fo:break-before="auto" style:column-width="397.45pt"/>
    </style:style>
    <style:style style:name="co9" style:family="table-column">
      <style:table-column-properties fo:break-before="auto" style:column-width="120.56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32.51pt"/>
    </style:style>
    <style:style style:name="co12" style:family="table-column">
      <style:table-column-properties fo:break-before="auto" style:column-width="22.34pt"/>
    </style:style>
    <style:style style:name="co13" style:family="table-column">
      <style:table-column-properties fo:break-before="auto" style:column-width="322.36pt"/>
    </style:style>
    <style:style style:name="co14" style:family="table-column">
      <style:table-column-properties fo:break-before="auto" style:column-width="125.94pt"/>
    </style:style>
    <style:style style:name="co15" style:family="table-column">
      <style:table-column-properties fo:break-before="auto" style:column-width="37.9pt"/>
    </style:style>
    <style:style style:name="co16" style:family="table-column">
      <style:table-column-properties fo:break-before="auto" style:column-width="24.41pt"/>
    </style:style>
    <style:style style:name="co17" style:family="table-column">
      <style:table-column-properties fo:break-before="auto" style:column-width="257.3pt"/>
    </style:style>
    <style:style style:name="co18" style:family="table-column">
      <style:table-column-properties fo:break-before="auto" style:column-width="140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DocumentoGeral">
      <style:table-properties table:display="true" style:writing-mode="lr-tb"/>
    </style:style>
    <style:style style:name="ta2" style:family="table" style:master-page-name="PageStyle_5f_Requisitos_5f_Descricao">
      <style:table-properties table:display="true" style:writing-mode="lr-tb"/>
    </style:style>
    <style:style style:name="ta3" style:family="table" style:master-page-name="PageStyle_5f_Requisitos_5f_Manipulação">
      <style:table-properties table:display="true" style:writing-mode="lr-tb"/>
    </style:style>
    <style:style style:name="ta4" style:family="table" style:master-page-name="PageStyle_5f_Requisitos_5f_Control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c55a11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481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481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4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548135" style:text-outline="false" style:text-line-through-style="none" style:text-line-through-type="none" style:font-name="Calibri" fo:font-size="72pt" fo:font-style="normal" fo:text-shadow="none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2f5496" style:text-outline="false" style:text-line-through-style="none" style:text-line-through-type="none" style:font-name="Calibri" fo:font-size="72pt" fo:font-style="normal" fo:text-shadow="none" style:text-underline-style="none" fo:font-weight="bold" style:font-size-asian="72pt" style:font-style-asian="normal" style:font-weight-asian="bold" style:font-size-complex="7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cumentoGer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Gestão de Eventos na cidade Eventópol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office:value-type="string" calcext:value-type="string">
            <text:p>1.00/20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ocumento Geral de Recolha</text:p>
          </table:table-cell>
          <table:table-cell table:number-columns-repeated="3"/>
          <table:table-cell table:style-name="ce12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time" office:time-value="PT12H29M00S" calcext:value-type="time">
            <text:p>12:29</text:p>
          </table:table-cell>
          <table:table-cell table:style-name="ce9" office:value-type="string" calcext:value-type="string">
            <text:p>Cada evento deve ter um identificador, uma descrição do mesmo, a data de início e de fim e pode ter, ou não, a capacidad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9" office:value-type="string" calcext:value-type="string">
            <text:p>Cada funcionário deve ter um identificador, nome, NIF, data de nascimento, email, lista de telemoveis e morada (rua, localidade, código-postal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time" office:time-value="PT12H31M00S" calcext:value-type="time">
            <text:p>12:31</text:p>
          </table:table-cell>
          <table:table-cell table:style-name="ce9" office:value-type="string" calcext:value-type="string">
            <text:p>Cada venda deve ter um identificador, o valor total da venda, a quantidade de artigos na mesma e a data d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time" office:time-value="PT12H32M00S" calcext:value-type="time">
            <text:p>12:32</text:p>
          </table:table-cell>
          <table:table-cell table:style-name="ce9" office:value-type="string" calcext:value-type="string">
            <text:p>Cada participante dever ter um identificador, nome, NIF (opcional), data de nascimento, email (opcional), lista de números de telemóvel e opcionalmente, morada (rua, localidade, código-postal)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time" office:time-value="PT12H33M00S" calcext:value-type="time">
            <text:p>12:33</text:p>
          </table:table-cell>
          <table:table-cell table:style-name="ce9" office:value-type="string" calcext:value-type="string">
            <text:p>Cada artigo deve ter um identificador, nome, descrição do mesmo, preço e stock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time" office:time-value="PT12H34M00S" calcext:value-type="time">
            <text:p>12:34</text:p>
          </table:table-cell>
          <table:table-cell table:style-name="ce9" office:value-type="string" calcext:value-type="string">
            <text:p>Cada fornecedor deve ter um identificador, nome, IBAN, email, contacto (a pessoa que contactamos na empresa e o seu número de telemóvel), lista de números de telemóvel, morada (rua, localidade, código-postal)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time" office:time-value="PT12H35M00S" calcext:value-type="time">
            <text:p>12:35</text:p>
          </table:table-cell>
          <table:table-cell table:style-name="ce9" office:value-type="string" calcext:value-type="string">
            <text:p>O administrador do sistema é o Henrique Borge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time" office:time-value="PT12H36M00S" calcext:value-type="time">
            <text:p>12:36</text:p>
          </table:table-cell>
          <table:table-cell table:style-name="ce9" office:value-type="string" calcext:value-type="string">
            <text:p>Herr Otto Mustermann e Maria Ivanovna Ivanova são também administradore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time" office:time-value="PT12H36M00S" calcext:value-type="time">
            <text:p>12:36</text:p>
          </table:table-cell>
          <table:table-cell table:style-name="ce9" office:value-type="string" calcext:value-type="string">
            <text:p>Herr Mustermann só tem acesso à base de dados entre as 15:30 e as 19:30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time" office:time-value="PT12H37M00S" calcext:value-type="time">
            <text:p>12:37</text:p>
          </table:table-cell>
          <table:table-cell table:style-name="ce9" office:value-type="string" calcext:value-type="string">
            <text:p>O administrador deve conseguir consultar qual funcionário gere qual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time" office:time-value="PT12H38M00S" calcext:value-type="time">
            <text:p>12:38</text:p>
          </table:table-cell>
          <table:table-cell table:style-name="ce9" office:value-type="string" calcext:value-type="string">
            <text:p>Um funcionário deve ser capaz de consultar qual é o funcionário que o ger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time" office:time-value="PT12H39M00S" calcext:value-type="time">
            <text:p>12:39</text:p>
          </table:table-cell>
          <table:table-cell table:style-name="ce9" office:value-type="string" calcext:value-type="string">
            <text:p>Um funcionário deve ser capaz de consultar que funcionário(s) ger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time" office:time-value="PT12H40M00S" calcext:value-type="time">
            <text:p>12:40</text:p>
          </table:table-cell>
          <table:table-cell table:style-name="ce9" office:value-type="string" calcext:value-type="string">
            <text:p>O administrador deve ser capaz de consultar as vendas efetuadas por um funcionário específic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time" office:time-value="PT12H41M00S" calcext:value-type="time">
            <text:p>12:41</text:p>
          </table:table-cell>
          <table:table-cell table:style-name="ce9" office:value-type="string" calcext:value-type="string">
            <text:p>O administrador deve ser capaz de consultar todas as vendas efetua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time" office:time-value="PT12H42M00S" calcext:value-type="time">
            <text:p>12:42</text:p>
          </table:table-cell>
          <table:table-cell table:style-name="ce9" office:value-type="string" calcext:value-type="string">
            <text:p>Um funcionário deve ser capaz de consultar as vendas que efetuou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time" office:time-value="PT12H43M00S" calcext:value-type="time">
            <text:p>12:43</text:p>
          </table:table-cell>
          <table:table-cell table:style-name="ce9" office:value-type="string" calcext:value-type="string">
            <text:p>O administrador deve ser capaz de consultar os artigos num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time" office:time-value="PT12H44M00S" calcext:value-type="time">
            <text:p>12:44</text:p>
          </table:table-cell>
          <table:table-cell table:style-name="ce9" office:value-type="string" calcext:value-type="string">
            <text:p>O administrador deve ser capaz de consultar todos os artigos que estão num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9" office:value-type="string" calcext:value-type="string">
            <text:p>Um funcionário deve ser capaz de consultar os artigos num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time" office:time-value="PT12H46M00S" calcext:value-type="time">
            <text:p>12:46</text:p>
          </table:table-cell>
          <table:table-cell table:style-name="ce10" office:value-type="string" calcext:value-type="string">
            <text:p>O administrador deve ser capaz de consultar todos os artig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time" office:time-value="PT12H47M00S" calcext:value-type="time">
            <text:p>12:47</text:p>
          </table:table-cell>
          <table:table-cell table:style-name="ce9" office:value-type="string" calcext:value-type="string">
            <text:p>O administrador deve ser capaz de consultar os participantes de um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time" office:time-value="PT12H48M00S" calcext:value-type="time">
            <text:p>12:48</text:p>
          </table:table-cell>
          <table:table-cell table:style-name="ce9" office:value-type="string" calcext:value-type="string">
            <text:p>O administrador deve ser capaz de consultar todos os participantes em todos os event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time" office:time-value="PT12H49M00S" calcext:value-type="time">
            <text:p>12:49</text:p>
          </table:table-cell>
          <table:table-cell table:style-name="ce9" office:value-type="string" calcext:value-type="string">
            <text:p>O administrador deve ser capaz de consultar o participante de uma venda específic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time" office:time-value="PT12H50M00S" calcext:value-type="time">
            <text:p>12:50</text:p>
          </table:table-cell>
          <table:table-cell table:style-name="ce9" office:value-type="string" calcext:value-type="string">
            <text:p>Um funcionário deve ser capaz de consultar o participante de uma venda que efetuou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time" office:time-value="PT12H51M00S" calcext:value-type="time">
            <text:p>12:51</text:p>
          </table:table-cell>
          <table:table-cell table:style-name="ce10" office:value-type="string" calcext:value-type="string">
            <text:p>O administrador deve ser capaz de consultar todas as vendas de um participan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time" office:time-value="PT12H52M00S" calcext:value-type="time">
            <text:p>12:52</text:p>
          </table:table-cell>
          <table:table-cell table:style-name="ce9" office:value-type="string" calcext:value-type="string">
            <text:p>O administrador deve ser capaz de consultar o fornecedor de um certo artig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time" office:time-value="PT12H53M00S" calcext:value-type="time">
            <text:p>12:53</text:p>
          </table:table-cell>
          <table:table-cell table:style-name="ce9" office:value-type="string" calcext:value-type="string">
            <text:p>O administrador deve ser capaz de consultar os passados fornecedores de um certo artig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time" office:time-value="PT12H54M00S" calcext:value-type="time">
            <text:p>12:54</text:p>
          </table:table-cell>
          <table:table-cell table:style-name="ce9" office:value-type="string" calcext:value-type="string">
            <text:p>O administrador deve ser capaz de consultar todos os fornecedore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time" office:time-value="PT12H55M00S" calcext:value-type="time">
            <text:p>12:55</text:p>
          </table:table-cell>
          <table:table-cell table:style-name="ce10" office:value-type="string" calcext:value-type="string">
            <text:p>O administrador deve ser capaz de consultar todos os funcionári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 office:value-type="time" office:time-value="PT12H56M00S" calcext:value-type="time">
            <text:p>12:56</text:p>
          </table:table-cell>
          <table:table-cell table:style-name="ce10" office:value-type="string" calcext:value-type="string">
            <text:p>O administrador deve ser capaz de consultar todos os event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time" office:time-value="PT12H57M00S" calcext:value-type="time">
            <text:p>12:57</text:p>
          </table:table-cell>
          <table:table-cell table:style-name="ce10" office:value-type="string" calcext:value-type="string">
            <text:p>O administrador deve ser capaz de consultar o valor de vendas num dia particular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7" office:value-type="time" office:time-value="PT12H58M00S" calcext:value-type="time">
            <text:p>12:58</text:p>
          </table:table-cell>
          <table:table-cell table:style-name="ce9" office:value-type="string" calcext:value-type="string">
            <text:p>Deve ser possível determinar qual é o participante com maior valor de ven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time" office:time-value="PT12H59M00S" calcext:value-type="time">
            <text:p>12:59</text:p>
          </table:table-cell>
          <table:table-cell table:style-name="ce10" office:value-type="string" calcext:value-type="string">
            <text:p>Deve ser possível determinar qual é o evento com maior volume de ven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7" office:value-type="time" office:time-value="PT13H00M00S" calcext:value-type="time">
            <text:p>13:00</text:p>
          </table:table-cell>
          <table:table-cell table:style-name="ce9" office:value-type="string" calcext:value-type="string">
            <text:p>Deve ser possível determinar qual foi o evento com maior participaçã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 office:value-type="time" office:time-value="PT13H01M00S" calcext:value-type="time">
            <text:p>13:01</text:p>
          </table:table-cell>
          <table:table-cell table:style-name="ce9" office:value-type="string" calcext:value-type="string">
            <text:p>Os funcionários devem ser capazes de alterar as informações de um participan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7" office:value-type="time" office:time-value="PT13H02M00S" calcext:value-type="time">
            <text:p>13:02</text:p>
          </table:table-cell>
          <table:table-cell table:style-name="ce9" office:value-type="string" calcext:value-type="string">
            <text:p>Os funcionários não devem ter acesso ao valor de vendas de cada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 office:value-type="time" office:time-value="PT13H03M00S" calcext:value-type="time">
            <text:p>13:03</text:p>
          </table:table-cell>
          <table:table-cell table:style-name="ce9" office:value-type="string" calcext:value-type="string">
            <text:p>No final do dia o sistema deve enviar um email ao Henrique Borges com o relatório de ven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7" office:value-type="time" office:time-value="PT13H04M00S" calcext:value-type="time">
            <text:p>13:04</text:p>
          </table:table-cell>
          <table:table-cell table:style-name="ce9" office:value-type="string" calcext:value-type="string">
            <text:p>No final do dia o sistema deve enviar um email ao Henrique Borges com a afluência do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time" office:time-value="PT13H05M00S" calcext:value-type="time">
            <text:p>13:05</text:p>
          </table:table-cell>
          <table:table-cell table:style-name="ce9" office:value-type="string" calcext:value-type="string">
            <text:p>Um participante é inserido na base de dados quando compra um bilhe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7" office:value-type="time" office:time-value="PT13H06M00S" calcext:value-type="time">
            <text:p>13:06</text:p>
          </table:table-cell>
          <table:table-cell table:style-name="ce9" office:value-type="string" calcext:value-type="string">
            <text:p>Se o evento for gratuito a venda do bilhete deve ser registada na mesma mas com o valor a 0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time" office:time-value="PT13H07M00S" calcext:value-type="time">
            <text:p>13:07</text:p>
          </table:table-cell>
          <table:table-cell table:style-name="ce9" office:value-type="string" calcext:value-type="string">
            <text:p>Não podem ser vendidos mais bilhetes para um evento do que a capacidade do mesm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7" office:value-type="time" office:time-value="PT13H08M00S" calcext:value-type="time">
            <text:p>13:08</text:p>
          </table:table-cell>
          <table:table-cell table:style-name="ce9" office:value-type="string" calcext:value-type="string">
            <text:p>O acesso à base de dados só está disponível das 07:00 às 02:00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7" office:value-type="time" office:time-value="PT13H09M00S" calcext:value-type="time">
            <text:p>13:09</text:p>
          </table:table-cell>
          <table:table-cell table:style-name="ce9" office:value-type="string" calcext:value-type="string">
            <text:p>Os funcionários devem poder verificar o histórico de vendas de um participan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7" office:value-type="time" office:time-value="PT13H10M00S" calcext:value-type="time">
            <text:p>13:10</text:p>
          </table:table-cell>
          <table:table-cell table:style-name="ce9" office:value-type="string" calcext:value-type="string">
            <text:p>Os funcionários só podem aceder à base de dados se um evento estiver a decorrer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8" office:value-type="time" office:time-value="PT13H12M00S" calcext:value-type="time">
            <text:p>13:12</text:p>
          </table:table-cell>
          <table:table-cell table:style-name="ce5" office:value-type="string" calcext:value-type="string">
            <text:p>O administrador deve ser capaz de saber quais eventos decorreram num determinado período de temp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8" office:value-type="time" office:time-value="PT13H13M00S" calcext:value-type="time">
            <text:p>13:13</text:p>
          </table:table-cell>
          <table:table-cell table:style-name="ce5" office:value-type="string" calcext:value-type="string">
            <text:p>O administrador deve ser capaz de consultar qual foi o funcionário que vendeu mais bilhetes num dado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8" office:value-type="time" office:time-value="PT13H14M00S" calcext:value-type="time">
            <text:p>13:14</text:p>
          </table:table-cell>
          <table:table-cell table:style-name="ce5" office:value-type="string" calcext:value-type="string">
            <text:p><text:s/>O valor de um artigo numa venda, é calculado apartir do seu preço base e a quantidade adquiri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 table:number-rows-repeated="33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 table:number-rows-repeated="45">
          <table:table-cell table:style-name="ce6" table:number-columns-repeated="6"/>
          <table:table-cell table:number-columns-repeated="1018"/>
        </table:table-row>
        <table:table-row table:style-name="ro1" table:number-rows-repeated="868">
          <table:table-cell table:number-columns-repeated="1024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_Descricao" table:style-name="ta2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1" table:default-cell-style-name="Default"/>
        <table:table-column table:style-name="co5" table:number-columns-repeated="997" table:default-cell-style-name="Default"/>
        <table:table-row table:style-name="ro1">
          <table:table-cell table:style-name="ce15" table:number-columns-repeated="2"/>
          <table:table-cell table:number-columns-repeated="4"/>
          <table:table-cell table:style-name="ce26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table:formula="of:=[$DocumentoGeral.A2]" office:value-type="string" office:string-value="Gestão de Eventos na cidade Eventópolis" calcext:value-type="string">
            <text:p>Gestão de Eventos na cidade Eventópol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table:formula="of:=[$DocumentoGeral.F6]" office:value-type="string" office:string-value="1.00/2023" calcext:value-type="string">
            <text:p>1.00/2023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0" office:value-type="string" calcext:value-type="string" table:number-columns-spanned="4" table:number-rows-spanned="1">
            <text:p>Documento de Requisitos de Descrição</text:p>
          </table:table-cell>
          <table:covered-table-cell table:number-columns-repeated="3"/>
          <table:table-cell table:style-name="ce12" table:formula="of:=[$DocumentoGeral.E7]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Nr</text:p>
          </table:table-cell>
          <table:covered-table-cell/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1</text:p>
          </table:table-cell>
          <table:table-cell table:style-name="ce21" table:formula="of:=[$DocumentoGeral.A10]" office:value-type="float" office:value="1" calcext:value-type="float">
            <text:p>1</text:p>
          </table:table-cell>
          <table:table-cell table:style-name="ce23" table:formula="of:=[$DocumentoGeral.B10]" office:value-type="time" office:time-value="PT12H29M00.00000096S" calcext:value-type="time">
            <text:p>12:29</text:p>
          </table:table-cell>
          <table:table-cell table:style-name="ce10" table:formula="of:=[$DocumentoGeral.C10]" office:value-type="string" office:string-value="Cada evento deve ter um identificador, uma descrição do mesmo, a data de início e de fim e pode ter, ou não, a capacidade" calcext:value-type="string">
            <text:p>Cada evento deve ter um identificador, uma descrição do mesmo, a data de início e de fim e pode ter, ou não, a capacidade</text:p>
          </table:table-cell>
          <table:table-cell table:style-name="ce21" table:formula="of:=[$DocumentoGeral.D10]" office:value-type="string" office:string-value="Eventos" calcext:value-type="string">
            <text:p>Eventos</text:p>
          </table:table-cell>
          <table:table-cell table:style-name="ce21" table:formula="of:=[$DocumentoGeral.E10]" office:value-type="string" office:string-value="Henrique Borges" calcext:value-type="string">
            <text:p>Henrique Borges</text:p>
          </table:table-cell>
          <table:table-cell table:style-name="ce21" table:formula="of:=[$DocumentoGeral.F1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2</text:p>
          </table:table-cell>
          <table:table-cell table:style-name="ce21" table:formula="of:=[$DocumentoGeral.A11]" office:value-type="float" office:value="2" calcext:value-type="float">
            <text:p>2</text:p>
          </table:table-cell>
          <table:table-cell table:style-name="ce23" table:formula="of:=[$DocumentoGeral.B11]" office:value-type="time" office:time-value="PT12H29M59.99999712S" calcext:value-type="time">
            <text:p>12:30</text:p>
          </table:table-cell>
          <table:table-cell table:style-name="ce10" table:formula="of:=[$DocumentoGeral.C11]" office:value-type="string" office:string-value="Cada funcionário deve ter um identificador, nome, NIF, data de nascimento, email, lista de telemoveis e morada (rua, localidade, código-postal" calcext:value-type="string">
            <text:p>Cada funcionário deve ter um identificador, nome, NIF, data de nascimento, email, lista de telemoveis e morada (rua, localidade, código-postal</text:p>
          </table:table-cell>
          <table:table-cell table:style-name="ce21" table:formula="of:=[$DocumentoGeral.D11]" office:value-type="string" office:string-value="Eventos" calcext:value-type="string">
            <text:p>Eventos</text:p>
          </table:table-cell>
          <table:table-cell table:style-name="ce21" table:formula="of:=[$DocumentoGeral.E11]" office:value-type="string" office:string-value="Henrique Borges" calcext:value-type="string">
            <text:p>Henrique Borges</text:p>
          </table:table-cell>
          <table:table-cell table:style-name="ce21" table:formula="of:=[$DocumentoGeral.F1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3</text:p>
          </table:table-cell>
          <table:table-cell table:style-name="ce21" table:formula="of:=[$DocumentoGeral.A12]" office:value-type="float" office:value="3" calcext:value-type="float">
            <text:p>3</text:p>
          </table:table-cell>
          <table:table-cell table:style-name="ce23" table:formula="of:=[$DocumentoGeral.B12]" office:value-type="time" office:time-value="PT12H31M00.00000192S" calcext:value-type="time">
            <text:p>12:31</text:p>
          </table:table-cell>
          <table:table-cell table:style-name="ce10" table:formula="of:=[$DocumentoGeral.C12]" office:value-type="string" office:string-value="Cada venda deve ter um identificador, o valor total da venda, a quantidade de artigos na mesma e a data da venda" calcext:value-type="string">
            <text:p>Cada venda deve ter um identificador, o valor total da venda, a quantidade de artigos na mesma e a data da venda</text:p>
          </table:table-cell>
          <table:table-cell table:style-name="ce21" table:formula="of:=[$DocumentoGeral.D12]" office:value-type="string" office:string-value="Eventos" calcext:value-type="string">
            <text:p>Eventos</text:p>
          </table:table-cell>
          <table:table-cell table:style-name="ce21" table:formula="of:=[$DocumentoGeral.E12]" office:value-type="string" office:string-value="Henrique Borges" calcext:value-type="string">
            <text:p>Henrique Borges</text:p>
          </table:table-cell>
          <table:table-cell table:style-name="ce21" table:formula="of:=[$DocumentoGeral.F1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4</text:p>
          </table:table-cell>
          <table:table-cell table:style-name="ce21" table:formula="of:=[$DocumentoGeral.A13]" office:value-type="float" office:value="4" calcext:value-type="float">
            <text:p>4</text:p>
          </table:table-cell>
          <table:table-cell table:style-name="ce23" table:formula="of:=[$DocumentoGeral.B13]" office:value-type="time" office:time-value="PT12H31M59.99999808S" calcext:value-type="time">
            <text:p>12:32</text:p>
          </table:table-cell>
          <table:table-cell table:style-name="ce10" table:formula="of:=[$DocumentoGeral.C13]" office:value-type="string" office:string-value="Cada participante dever ter um identificador, nome, NIF (opcional), data de nascimento, email (opcional), lista de números de telemóvel e opcionalmente, morada (rua, localidade, código-postal)" calcext:value-type="string">
            <text:p>Cada participante dever ter um identificador, nome, NIF (opcional), data de nascimento, email (opcional), lista de números de telemóvel e opcionalmente, morada (rua, localidade, código-postal)</text:p>
          </table:table-cell>
          <table:table-cell table:style-name="ce21" table:formula="of:=[$DocumentoGeral.D13]" office:value-type="string" office:string-value="Eventos" calcext:value-type="string">
            <text:p>Eventos</text:p>
          </table:table-cell>
          <table:table-cell table:style-name="ce21" table:formula="of:=[$DocumentoGeral.E13]" office:value-type="string" office:string-value="Henrique Borges" calcext:value-type="string">
            <text:p>Henrique Borges</text:p>
          </table:table-cell>
          <table:table-cell table:style-name="ce21" table:formula="of:=[$DocumentoGeral.F1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5</text:p>
          </table:table-cell>
          <table:table-cell table:style-name="ce21" table:formula="of:=[$DocumentoGeral.A14]" office:value-type="float" office:value="5" calcext:value-type="float">
            <text:p>5</text:p>
          </table:table-cell>
          <table:table-cell table:style-name="ce23" table:formula="of:=[$DocumentoGeral.B14]" office:value-type="time" office:time-value="PT12H33M00.00000288S" calcext:value-type="time">
            <text:p>12:33</text:p>
          </table:table-cell>
          <table:table-cell table:style-name="ce10" table:formula="of:=[$DocumentoGeral.C14]" office:value-type="string" office:string-value="Cada artigo deve ter um identificador, nome, descrição do mesmo, preço e stock" calcext:value-type="string">
            <text:p>Cada artigo deve ter um identificador, nome, descrição do mesmo, preço e stock</text:p>
          </table:table-cell>
          <table:table-cell table:style-name="ce21" table:formula="of:=[$DocumentoGeral.D14]" office:value-type="string" office:string-value="Eventos" calcext:value-type="string">
            <text:p>Eventos</text:p>
          </table:table-cell>
          <table:table-cell table:style-name="ce21" table:formula="of:=[$DocumentoGeral.E14]" office:value-type="string" office:string-value="Henrique Borges" calcext:value-type="string">
            <text:p>Henrique Borges</text:p>
          </table:table-cell>
          <table:table-cell table:style-name="ce21" table:formula="of:=[$DocumentoGeral.F1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6</text:p>
          </table:table-cell>
          <table:table-cell table:style-name="ce21" table:formula="of:=[$DocumentoGeral.A15]" office:value-type="float" office:value="6" calcext:value-type="float">
            <text:p>6</text:p>
          </table:table-cell>
          <table:table-cell table:style-name="ce23" table:formula="of:=[$DocumentoGeral.B15]" office:value-type="time" office:time-value="PT12H33M59.99999904S" calcext:value-type="time">
            <text:p>12:34</text:p>
          </table:table-cell>
          <table:table-cell table:style-name="ce10" table:formula="of:=[$DocumentoGeral.C15]" office:value-type="string" office:string-value="Cada fornecedor deve ter um identificador, nome, IBAN, email, contacto (a pessoa que contactamos na empresa e o seu número de telemóvel), lista de números de telemóvel, morada (rua, localidade, código-postal)" calcext:value-type="string">
            <text:p>Cada fornecedor deve ter um identificador, nome, IBAN, email, contacto (a pessoa que contactamos na empresa e o seu número de telemóvel), lista de números de telemóvel, morada (rua, localidade, código-postal)</text:p>
          </table:table-cell>
          <table:table-cell table:style-name="ce21" table:formula="of:=[$DocumentoGeral.D15]" office:value-type="string" office:string-value="Eventos" calcext:value-type="string">
            <text:p>Eventos</text:p>
          </table:table-cell>
          <table:table-cell table:style-name="ce21" table:formula="of:=[$DocumentoGeral.E15]" office:value-type="string" office:string-value="Henrique Borges" calcext:value-type="string">
            <text:p>Henrique Borges</text:p>
          </table:table-cell>
          <table:table-cell table:style-name="ce21" table:formula="of:=[$DocumentoGeral.F1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 table:number-rows-repeated="14">
          <table:table-cell table:style-name="ce19"/>
          <table:table-cell table:style-name="ce22" table:number-columns-repeated="2"/>
          <table:table-cell table:style-name="ce25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24"/>
          <table:table-cell table:style-name="ce6"/>
          <table:table-cell table:number-columns-repeated="1020"/>
        </table:table-row>
        <table:table-row table:style-name="ro1" table:number-rows-repeated="97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_Manipulação" table:style-name="ta3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2" table:default-cell-style-name="Default"/>
        <table:table-column table:style-name="co5" table:number-columns-repeated="997" table:default-cell-style-name="Default"/>
        <table:table-row table:style-name="ro1">
          <table:table-cell table:style-name="ce15" table:number-columns-repeated="2"/>
          <table:table-cell table:number-columns-repeated="3"/>
          <table:table-cell table:style-name="ce32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6" table:formula="of:=[$DocumentoGeral.A2]" office:value-type="string" office:string-value="Gestão de Eventos na cidade Eventópolis" calcext:value-type="string">
            <text:p>Gestão de Eventos na cidade Eventópol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table:formula="of:=[$DocumentoGeral.F6]" office:value-type="string" office:string-value="1.00/2023" calcext:value-type="string">
            <text:p>1.00/2023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31" office:value-type="string" calcext:value-type="string" table:number-columns-spanned="4" table:number-rows-spanned="1">
            <text:p>Documento de Requisitos de Manipulação</text:p>
          </table:table-cell>
          <table:covered-table-cell table:number-columns-repeated="3"/>
          <table:table-cell table:style-name="ce12" table:formula="of:=[$DocumentoGeral.E7]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Nr</text:p>
          </table:table-cell>
          <table:covered-table-cell/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1</text:p>
          </table:table-cell>
          <table:table-cell table:style-name="ce21" table:formula="of:=[$DocumentoGeral.A19]" office:value-type="float" office:value="10" calcext:value-type="float">
            <text:p>10</text:p>
          </table:table-cell>
          <table:table-cell table:style-name="ce23" table:formula="of:=[$DocumentoGeral.B19]" office:value-type="time" office:time-value="PT12H36M59.99999616S" calcext:value-type="time">
            <text:p>12:37</text:p>
          </table:table-cell>
          <table:table-cell table:style-name="ce10" table:formula="of:=[$DocumentoGeral.C19]" office:value-type="string" office:string-value="O administrador deve conseguir consultar qual funcionário gere qual" calcext:value-type="string">
            <text:p>O administrador deve conseguir consultar qual funcionário gere qual</text:p>
          </table:table-cell>
          <table:table-cell table:style-name="ce21" table:formula="of:=[$DocumentoGeral.D19]" office:value-type="string" office:string-value="Eventos" calcext:value-type="string">
            <text:p>Eventos</text:p>
          </table:table-cell>
          <table:table-cell table:style-name="ce21" table:formula="of:=[$DocumentoGeral.E19]" office:value-type="string" office:string-value="Henrique Borges" calcext:value-type="string">
            <text:p>Henrique Borges</text:p>
          </table:table-cell>
          <table:table-cell table:style-name="ce21" table:formula="of:=[$DocumentoGeral.F1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2</text:p>
          </table:table-cell>
          <table:table-cell table:style-name="ce21" table:formula="of:=[$DocumentoGeral.A20]" office:value-type="float" office:value="11" calcext:value-type="float">
            <text:p>11</text:p>
          </table:table-cell>
          <table:table-cell table:style-name="ce23" table:formula="of:=[$DocumentoGeral.B20]" office:value-type="time" office:time-value="PT12H38M00.00000096S" calcext:value-type="time">
            <text:p>12:38</text:p>
          </table:table-cell>
          <table:table-cell table:style-name="ce10" table:formula="of:=[$DocumentoGeral.C20]" office:value-type="string" office:string-value="Um funcionário deve ser capaz de consultar qual é o funcionário que o gere" calcext:value-type="string">
            <text:p>Um funcionário deve ser capaz de consultar qual é o funcionário que o gere</text:p>
          </table:table-cell>
          <table:table-cell table:style-name="ce21" table:formula="of:=[$DocumentoGeral.D20]" office:value-type="string" office:string-value="Eventos" calcext:value-type="string">
            <text:p>Eventos</text:p>
          </table:table-cell>
          <table:table-cell table:style-name="ce21" table:formula="of:=[$DocumentoGeral.E20]" office:value-type="string" office:string-value="Henrique Borges" calcext:value-type="string">
            <text:p>Henrique Borges</text:p>
          </table:table-cell>
          <table:table-cell table:style-name="ce21" table:formula="of:=[$DocumentoGeral.F2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3</text:p>
          </table:table-cell>
          <table:table-cell table:style-name="ce21" table:formula="of:=[$DocumentoGeral.A21]" office:value-type="float" office:value="12" calcext:value-type="float">
            <text:p>12</text:p>
          </table:table-cell>
          <table:table-cell table:style-name="ce23" table:formula="of:=[$DocumentoGeral.B21]" office:value-type="time" office:time-value="PT12H38M59.99999712S" calcext:value-type="time">
            <text:p>12:39</text:p>
          </table:table-cell>
          <table:table-cell table:style-name="ce10" table:formula="of:=[$DocumentoGeral.C21]" office:value-type="string" office:string-value="Um funcionário deve ser capaz de consultar que funcionário(s) gere" calcext:value-type="string">
            <text:p>Um funcionário deve ser capaz de consultar que funcionário(s) gere</text:p>
          </table:table-cell>
          <table:table-cell table:style-name="ce21" table:formula="of:=[$DocumentoGeral.D21]" office:value-type="string" office:string-value="Eventos" calcext:value-type="string">
            <text:p>Eventos</text:p>
          </table:table-cell>
          <table:table-cell table:style-name="ce21" table:formula="of:=[$DocumentoGeral.E21]" office:value-type="string" office:string-value="Henrique Borges" calcext:value-type="string">
            <text:p>Henrique Borges</text:p>
          </table:table-cell>
          <table:table-cell table:style-name="ce21" table:formula="of:=[$DocumentoGeral.F2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4</text:p>
          </table:table-cell>
          <table:table-cell table:style-name="ce21" table:formula="of:=[$DocumentoGeral.A22]" office:value-type="float" office:value="13" calcext:value-type="float">
            <text:p>13</text:p>
          </table:table-cell>
          <table:table-cell table:style-name="ce23" table:formula="of:=[$DocumentoGeral.B22]" office:value-type="time" office:time-value="PT12H40M00.00000192S" calcext:value-type="time">
            <text:p>12:40</text:p>
          </table:table-cell>
          <table:table-cell table:style-name="ce10" table:formula="of:=[$DocumentoGeral.C22]" office:value-type="string" office:string-value="O administrador deve ser capaz de consultar as vendas efetuadas por um funcionário específico" calcext:value-type="string">
            <text:p>O administrador deve ser capaz de consultar as vendas efetuadas por um funcionário específico</text:p>
          </table:table-cell>
          <table:table-cell table:style-name="ce21" table:formula="of:=[$DocumentoGeral.D22]" office:value-type="string" office:string-value="Eventos" calcext:value-type="string">
            <text:p>Eventos</text:p>
          </table:table-cell>
          <table:table-cell table:style-name="ce21" table:formula="of:=[$DocumentoGeral.E22]" office:value-type="string" office:string-value="Henrique Borges" calcext:value-type="string">
            <text:p>Henrique Borges</text:p>
          </table:table-cell>
          <table:table-cell table:style-name="ce21" table:formula="of:=[$DocumentoGeral.F2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5</text:p>
          </table:table-cell>
          <table:table-cell table:style-name="ce21" table:formula="of:=[$DocumentoGeral.A23]" office:value-type="float" office:value="14" calcext:value-type="float">
            <text:p>14</text:p>
          </table:table-cell>
          <table:table-cell table:style-name="ce23" table:formula="of:=[$DocumentoGeral.B23]" office:value-type="time" office:time-value="PT12H40M59.99999808S" calcext:value-type="time">
            <text:p>12:41</text:p>
          </table:table-cell>
          <table:table-cell table:style-name="ce10" table:formula="of:=[$DocumentoGeral.C23]" office:value-type="string" office:string-value="O administrador deve ser capaz de consultar todas as vendas efetuadas" calcext:value-type="string">
            <text:p>O administrador deve ser capaz de consultar todas as vendas efetuadas</text:p>
          </table:table-cell>
          <table:table-cell table:style-name="ce21" table:formula="of:=[$DocumentoGeral.D23]" office:value-type="string" office:string-value="Eventos" calcext:value-type="string">
            <text:p>Eventos</text:p>
          </table:table-cell>
          <table:table-cell table:style-name="ce21" table:formula="of:=[$DocumentoGeral.E23]" office:value-type="string" office:string-value="Henrique Borges" calcext:value-type="string">
            <text:p>Henrique Borges</text:p>
          </table:table-cell>
          <table:table-cell table:style-name="ce21" table:formula="of:=[$DocumentoGeral.F2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6</text:p>
          </table:table-cell>
          <table:table-cell table:style-name="ce21" table:formula="of:=[$DocumentoGeral.A24]" office:value-type="float" office:value="15" calcext:value-type="float">
            <text:p>15</text:p>
          </table:table-cell>
          <table:table-cell table:style-name="ce23" table:formula="of:=[$DocumentoGeral.B24]" office:value-type="time" office:time-value="PT12H42M00.00000288S" calcext:value-type="time">
            <text:p>12:42</text:p>
          </table:table-cell>
          <table:table-cell table:style-name="ce10" table:formula="of:=[$DocumentoGeral.C24]" office:value-type="string" office:string-value="Um funcionário deve ser capaz de consultar as vendas que efetuou" calcext:value-type="string">
            <text:p>Um funcionário deve ser capaz de consultar as vendas que efetuou</text:p>
          </table:table-cell>
          <table:table-cell table:style-name="ce21" table:formula="of:=[$DocumentoGeral.D24]" office:value-type="string" office:string-value="Eventos" calcext:value-type="string">
            <text:p>Eventos</text:p>
          </table:table-cell>
          <table:table-cell table:style-name="ce21" table:formula="of:=[$DocumentoGeral.E24]" office:value-type="string" office:string-value="Henrique Borges" calcext:value-type="string">
            <text:p>Henrique Borges</text:p>
          </table:table-cell>
          <table:table-cell table:style-name="ce21" table:formula="of:=[$DocumentoGeral.F2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7</text:p>
          </table:table-cell>
          <table:table-cell table:style-name="ce21" table:formula="of:=[$DocumentoGeral.A25]" office:value-type="float" office:value="16" calcext:value-type="float">
            <text:p>16</text:p>
          </table:table-cell>
          <table:table-cell table:style-name="ce23" table:formula="of:=[$DocumentoGeral.B25]" office:value-type="time" office:time-value="PT12H42M59.99999904S" calcext:value-type="time">
            <text:p>12:43</text:p>
          </table:table-cell>
          <table:table-cell table:style-name="ce10" table:formula="of:=[$DocumentoGeral.C25]" office:value-type="string" office:string-value="O administrador deve ser capaz de consultar os artigos numa venda" calcext:value-type="string">
            <text:p>O administrador deve ser capaz de consultar os artigos numa venda</text:p>
          </table:table-cell>
          <table:table-cell table:style-name="ce21" table:formula="of:=[$DocumentoGeral.D25]" office:value-type="string" office:string-value="Eventos" calcext:value-type="string">
            <text:p>Eventos</text:p>
          </table:table-cell>
          <table:table-cell table:style-name="ce21" table:formula="of:=[$DocumentoGeral.E25]" office:value-type="string" office:string-value="Henrique Borges" calcext:value-type="string">
            <text:p>Henrique Borges</text:p>
          </table:table-cell>
          <table:table-cell table:style-name="ce21" table:formula="of:=[$DocumentoGeral.F2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8</text:p>
          </table:table-cell>
          <table:table-cell table:style-name="ce21" table:formula="of:=[$DocumentoGeral.A26]" office:value-type="float" office:value="17" calcext:value-type="float">
            <text:p>17</text:p>
          </table:table-cell>
          <table:table-cell table:style-name="ce23" table:formula="of:=[$DocumentoGeral.B26]" office:value-type="time" office:time-value="PT12H44M00.00000384S" calcext:value-type="time">
            <text:p>12:44</text:p>
          </table:table-cell>
          <table:table-cell table:style-name="ce10" table:formula="of:=[$DocumentoGeral.C26]" office:value-type="string" office:string-value="O administrador deve ser capaz de consultar todos os artigos que estão numa venda" calcext:value-type="string">
            <text:p>O administrador deve ser capaz de consultar todos os artigos que estão numa venda</text:p>
          </table:table-cell>
          <table:table-cell table:style-name="ce21" table:formula="of:=[$DocumentoGeral.D26]" office:value-type="string" office:string-value="Eventos" calcext:value-type="string">
            <text:p>Eventos</text:p>
          </table:table-cell>
          <table:table-cell table:style-name="ce21" table:formula="of:=[$DocumentoGeral.E26]" office:value-type="string" office:string-value="Henrique Borges" calcext:value-type="string">
            <text:p>Henrique Borges</text:p>
          </table:table-cell>
          <table:table-cell table:style-name="ce21" table:formula="of:=[$DocumentoGeral.F2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09</text:p>
          </table:table-cell>
          <table:table-cell table:style-name="ce21" table:formula="of:=[$DocumentoGeral.A27]" office:value-type="float" office:value="18" calcext:value-type="float">
            <text:p>18</text:p>
          </table:table-cell>
          <table:table-cell table:style-name="ce23" table:formula="of:=[$DocumentoGeral.B27]" office:value-type="time" office:time-value="PT12H45M00S" calcext:value-type="time">
            <text:p>12:45</text:p>
          </table:table-cell>
          <table:table-cell table:style-name="ce10" table:formula="of:=[$DocumentoGeral.C27]" office:value-type="string" office:string-value="Um funcionário deve ser capaz de consultar os artigos numa venda" calcext:value-type="string">
            <text:p>Um funcionário deve ser capaz de consultar os artigos numa venda</text:p>
          </table:table-cell>
          <table:table-cell table:style-name="ce21" table:formula="of:=[$DocumentoGeral.D27]" office:value-type="string" office:string-value="Eventos" calcext:value-type="string">
            <text:p>Eventos</text:p>
          </table:table-cell>
          <table:table-cell table:style-name="ce21" table:formula="of:=[$DocumentoGeral.E27]" office:value-type="string" office:string-value="Henrique Borges" calcext:value-type="string">
            <text:p>Henrique Borges</text:p>
          </table:table-cell>
          <table:table-cell table:style-name="ce21" table:formula="of:=[$DocumentoGeral.F2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0</text:p>
          </table:table-cell>
          <table:table-cell table:style-name="ce21" table:formula="of:=[$DocumentoGeral.A28]" office:value-type="float" office:value="19" calcext:value-type="float">
            <text:p>19</text:p>
          </table:table-cell>
          <table:table-cell table:style-name="ce23" table:formula="of:=[$DocumentoGeral.B28]" office:value-type="time" office:time-value="PT12H45M59.99999616S" calcext:value-type="time">
            <text:p>12:46</text:p>
          </table:table-cell>
          <table:table-cell table:style-name="ce10" table:formula="of:=[$DocumentoGeral.C28]" office:value-type="string" office:string-value="O administrador deve ser capaz de consultar todos os artigos" calcext:value-type="string">
            <text:p>O administrador deve ser capaz de consultar todos os artigos</text:p>
          </table:table-cell>
          <table:table-cell table:style-name="ce21" table:formula="of:=[$DocumentoGeral.D28]" office:value-type="string" office:string-value="Eventos" calcext:value-type="string">
            <text:p>Eventos</text:p>
          </table:table-cell>
          <table:table-cell table:style-name="ce21" table:formula="of:=[$DocumentoGeral.E28]" office:value-type="string" office:string-value="Henrique Borges" calcext:value-type="string">
            <text:p>Henrique Borges</text:p>
          </table:table-cell>
          <table:table-cell table:style-name="ce21" table:formula="of:=[$DocumentoGeral.F2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1</text:p>
          </table:table-cell>
          <table:table-cell table:style-name="ce21" table:formula="of:=[$DocumentoGeral.A29]" office:value-type="float" office:value="20" calcext:value-type="float">
            <text:p>20</text:p>
          </table:table-cell>
          <table:table-cell table:style-name="ce23" table:formula="of:=[$DocumentoGeral.B29]" office:value-type="time" office:time-value="PT12H47M00.00000096S" calcext:value-type="time">
            <text:p>12:47</text:p>
          </table:table-cell>
          <table:table-cell table:style-name="ce10" table:formula="of:=[$DocumentoGeral.C29]" office:value-type="string" office:string-value="O administrador deve ser capaz de consultar os participantes de um evento" calcext:value-type="string">
            <text:p>O administrador deve ser capaz de consultar os participantes de um evento</text:p>
          </table:table-cell>
          <table:table-cell table:style-name="ce21" table:formula="of:=[$DocumentoGeral.D29]" office:value-type="string" office:string-value="Eventos" calcext:value-type="string">
            <text:p>Eventos</text:p>
          </table:table-cell>
          <table:table-cell table:style-name="ce21" table:formula="of:=[$DocumentoGeral.E29]" office:value-type="string" office:string-value="Henrique Borges" calcext:value-type="string">
            <text:p>Henrique Borges</text:p>
          </table:table-cell>
          <table:table-cell table:style-name="ce21" table:formula="of:=[$DocumentoGeral.F2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2</text:p>
          </table:table-cell>
          <table:table-cell table:style-name="ce21" table:formula="of:=[$DocumentoGeral.A30]" office:value-type="float" office:value="21" calcext:value-type="float">
            <text:p>21</text:p>
          </table:table-cell>
          <table:table-cell table:style-name="ce23" table:formula="of:=[$DocumentoGeral.B30]" office:value-type="time" office:time-value="PT12H47M59.99999712S" calcext:value-type="time">
            <text:p>12:48</text:p>
          </table:table-cell>
          <table:table-cell table:style-name="ce10" table:formula="of:=[$DocumentoGeral.C30]" office:value-type="string" office:string-value="O administrador deve ser capaz de consultar todos os participantes em todos os eventos" calcext:value-type="string">
            <text:p>O administrador deve ser capaz de consultar todos os participantes em todos os eventos</text:p>
          </table:table-cell>
          <table:table-cell table:style-name="ce21" table:formula="of:=[$DocumentoGeral.D30]" office:value-type="string" office:string-value="Eventos" calcext:value-type="string">
            <text:p>Eventos</text:p>
          </table:table-cell>
          <table:table-cell table:style-name="ce21" table:formula="of:=[$DocumentoGeral.E30]" office:value-type="string" office:string-value="Henrique Borges" calcext:value-type="string">
            <text:p>Henrique Borges</text:p>
          </table:table-cell>
          <table:table-cell table:style-name="ce21" table:formula="of:=[$DocumentoGeral.F3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3</text:p>
          </table:table-cell>
          <table:table-cell table:style-name="ce21" table:formula="of:=[$DocumentoGeral.A31]" office:value-type="float" office:value="22" calcext:value-type="float">
            <text:p>22</text:p>
          </table:table-cell>
          <table:table-cell table:style-name="ce23" table:formula="of:=[$DocumentoGeral.B31]" office:value-type="time" office:time-value="PT12H49M00.00000192S" calcext:value-type="time">
            <text:p>12:49</text:p>
          </table:table-cell>
          <table:table-cell table:style-name="ce10" table:formula="of:=[$DocumentoGeral.C31]" office:value-type="string" office:string-value="O administrador deve ser capaz de consultar o participante de uma venda específica" calcext:value-type="string">
            <text:p>O administrador deve ser capaz de consultar o participante de uma venda específica</text:p>
          </table:table-cell>
          <table:table-cell table:style-name="ce21" table:formula="of:=[$DocumentoGeral.D31]" office:value-type="string" office:string-value="Eventos" calcext:value-type="string">
            <text:p>Eventos</text:p>
          </table:table-cell>
          <table:table-cell table:style-name="ce21" table:formula="of:=[$DocumentoGeral.E31]" office:value-type="string" office:string-value="Henrique Borges" calcext:value-type="string">
            <text:p>Henrique Borges</text:p>
          </table:table-cell>
          <table:table-cell table:style-name="ce21" table:formula="of:=[$DocumentoGeral.F3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4</text:p>
          </table:table-cell>
          <table:table-cell table:style-name="ce21" table:formula="of:=[$DocumentoGeral.A32]" office:value-type="float" office:value="23" calcext:value-type="float">
            <text:p>23</text:p>
          </table:table-cell>
          <table:table-cell table:style-name="ce23" table:formula="of:=[$DocumentoGeral.B32]" office:value-type="time" office:time-value="PT12H49M59.99999808S" calcext:value-type="time">
            <text:p>12:50</text:p>
          </table:table-cell>
          <table:table-cell table:style-name="ce10" table:formula="of:=[$DocumentoGeral.C32]" office:value-type="string" office:string-value="Um funcionário deve ser capaz de consultar o participante de uma venda que efetuou" calcext:value-type="string">
            <text:p>Um funcionário deve ser capaz de consultar o participante de uma venda que efetuou</text:p>
          </table:table-cell>
          <table:table-cell table:style-name="ce21" table:formula="of:=[$DocumentoGeral.D32]" office:value-type="string" office:string-value="Eventos" calcext:value-type="string">
            <text:p>Eventos</text:p>
          </table:table-cell>
          <table:table-cell table:style-name="ce21" table:formula="of:=[$DocumentoGeral.E32]" office:value-type="string" office:string-value="Henrique Borges" calcext:value-type="string">
            <text:p>Henrique Borges</text:p>
          </table:table-cell>
          <table:table-cell table:style-name="ce21" table:formula="of:=[$DocumentoGeral.F3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5</text:p>
          </table:table-cell>
          <table:table-cell table:style-name="ce21" table:formula="of:=[$DocumentoGeral.A33]" office:value-type="float" office:value="24" calcext:value-type="float">
            <text:p>24</text:p>
          </table:table-cell>
          <table:table-cell table:style-name="ce23" table:formula="of:=[$DocumentoGeral.B33]" office:value-type="time" office:time-value="PT12H51M00.00000288S" calcext:value-type="time">
            <text:p>12:51</text:p>
          </table:table-cell>
          <table:table-cell table:style-name="ce10" table:formula="of:=[$DocumentoGeral.C33]" office:value-type="string" office:string-value="O administrador deve ser capaz de consultar todas as vendas de um participante" calcext:value-type="string">
            <text:p>O administrador deve ser capaz de consultar todas as vendas de um participante</text:p>
          </table:table-cell>
          <table:table-cell table:style-name="ce21" table:formula="of:=[$DocumentoGeral.D33]" office:value-type="string" office:string-value="Eventos" calcext:value-type="string">
            <text:p>Eventos</text:p>
          </table:table-cell>
          <table:table-cell table:style-name="ce21" table:formula="of:=[$DocumentoGeral.E33]" office:value-type="string" office:string-value="Henrique Borges" calcext:value-type="string">
            <text:p>Henrique Borges</text:p>
          </table:table-cell>
          <table:table-cell table:style-name="ce21" table:formula="of:=[$DocumentoGeral.F3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6</text:p>
          </table:table-cell>
          <table:table-cell table:style-name="ce21" table:formula="of:=[$DocumentoGeral.A34]" office:value-type="float" office:value="25" calcext:value-type="float">
            <text:p>25</text:p>
          </table:table-cell>
          <table:table-cell table:style-name="ce23" table:formula="of:=[$DocumentoGeral.B34]" office:value-type="time" office:time-value="PT12H51M59.99999904S" calcext:value-type="time">
            <text:p>12:52</text:p>
          </table:table-cell>
          <table:table-cell table:style-name="ce10" table:formula="of:=[$DocumentoGeral.C34]" office:value-type="string" office:string-value="O administrador deve ser capaz de consultar o fornecedor de um certo artigo" calcext:value-type="string">
            <text:p>O administrador deve ser capaz de consultar o fornecedor de um certo artigo</text:p>
          </table:table-cell>
          <table:table-cell table:style-name="ce21" table:formula="of:=[$DocumentoGeral.D34]" office:value-type="string" office:string-value="Eventos" calcext:value-type="string">
            <text:p>Eventos</text:p>
          </table:table-cell>
          <table:table-cell table:style-name="ce21" table:formula="of:=[$DocumentoGeral.E34]" office:value-type="string" office:string-value="Henrique Borges" calcext:value-type="string">
            <text:p>Henrique Borges</text:p>
          </table:table-cell>
          <table:table-cell table:style-name="ce21" table:formula="of:=[$DocumentoGeral.F3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7</text:p>
          </table:table-cell>
          <table:table-cell table:style-name="ce21" table:formula="of:=[$DocumentoGeral.A35]" office:value-type="float" office:value="26" calcext:value-type="float">
            <text:p>26</text:p>
          </table:table-cell>
          <table:table-cell table:style-name="ce23" table:formula="of:=[$DocumentoGeral.B35]" office:value-type="time" office:time-value="PT12H53M00.00000384S" calcext:value-type="time">
            <text:p>12:53</text:p>
          </table:table-cell>
          <table:table-cell table:style-name="ce10" table:formula="of:=[$DocumentoGeral.C35]" office:value-type="string" office:string-value="O administrador deve ser capaz de consultar os passados fornecedores de um certo artigo" calcext:value-type="string">
            <text:p>O administrador deve ser capaz de consultar os passados fornecedores de um certo artigo</text:p>
          </table:table-cell>
          <table:table-cell table:style-name="ce21" table:formula="of:=[$DocumentoGeral.D35]" office:value-type="string" office:string-value="Eventos" calcext:value-type="string">
            <text:p>Eventos</text:p>
          </table:table-cell>
          <table:table-cell table:style-name="ce21" table:formula="of:=[$DocumentoGeral.E35]" office:value-type="string" office:string-value="Henrique Borges" calcext:value-type="string">
            <text:p>Henrique Borges</text:p>
          </table:table-cell>
          <table:table-cell table:style-name="ce21" table:formula="of:=[$DocumentoGeral.F3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8</text:p>
          </table:table-cell>
          <table:table-cell table:style-name="ce21" table:formula="of:=[$DocumentoGeral.A36]" office:value-type="float" office:value="27" calcext:value-type="float">
            <text:p>27</text:p>
          </table:table-cell>
          <table:table-cell table:style-name="ce23" table:formula="of:=[$DocumentoGeral.B36]" office:value-type="time" office:time-value="PT12H54M00S" calcext:value-type="time">
            <text:p>12:54</text:p>
          </table:table-cell>
          <table:table-cell table:style-name="ce10" table:formula="of:=[$DocumentoGeral.C36]" office:value-type="string" office:string-value="O administrador deve ser capaz de consultar todos os fornecedores" calcext:value-type="string">
            <text:p>O administrador deve ser capaz de consultar todos os fornecedores</text:p>
          </table:table-cell>
          <table:table-cell table:style-name="ce21" table:formula="of:=[$DocumentoGeral.D36]" office:value-type="string" office:string-value="Eventos" calcext:value-type="string">
            <text:p>Eventos</text:p>
          </table:table-cell>
          <table:table-cell table:style-name="ce21" table:formula="of:=[$DocumentoGeral.E36]" office:value-type="string" office:string-value="Henrique Borges" calcext:value-type="string">
            <text:p>Henrique Borges</text:p>
          </table:table-cell>
          <table:table-cell table:style-name="ce21" table:formula="of:=[$DocumentoGeral.F3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19</text:p>
          </table:table-cell>
          <table:table-cell table:style-name="ce21" table:formula="of:=[$DocumentoGeral.A37]" office:value-type="float" office:value="28" calcext:value-type="float">
            <text:p>28</text:p>
          </table:table-cell>
          <table:table-cell table:style-name="ce23" table:formula="of:=[$DocumentoGeral.B37]" office:value-type="time" office:time-value="PT12H54M59.99999616S" calcext:value-type="time">
            <text:p>12:55</text:p>
          </table:table-cell>
          <table:table-cell table:style-name="ce10" table:formula="of:=[$DocumentoGeral.C37]" office:value-type="string" office:string-value="O administrador deve ser capaz de consultar todos os funcionários" calcext:value-type="string">
            <text:p>O administrador deve ser capaz de consultar todos os funcionários</text:p>
          </table:table-cell>
          <table:table-cell table:style-name="ce21" table:formula="of:=[$DocumentoGeral.D37]" office:value-type="string" office:string-value="Eventos" calcext:value-type="string">
            <text:p>Eventos</text:p>
          </table:table-cell>
          <table:table-cell table:style-name="ce21" table:formula="of:=[$DocumentoGeral.E37]" office:value-type="string" office:string-value="Henrique Borges" calcext:value-type="string">
            <text:p>Henrique Borges</text:p>
          </table:table-cell>
          <table:table-cell table:style-name="ce21" table:formula="of:=[$DocumentoGeral.F3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0</text:p>
          </table:table-cell>
          <table:table-cell table:style-name="ce21" table:formula="of:=[$DocumentoGeral.A38]" office:value-type="float" office:value="29" calcext:value-type="float">
            <text:p>29</text:p>
          </table:table-cell>
          <table:table-cell table:style-name="ce23" table:formula="of:=[$DocumentoGeral.B38]" office:value-type="time" office:time-value="PT12H56M00.00000096S" calcext:value-type="time">
            <text:p>12:56</text:p>
          </table:table-cell>
          <table:table-cell table:style-name="ce10" table:formula="of:=[$DocumentoGeral.C38]" office:value-type="string" office:string-value="O administrador deve ser capaz de consultar todos os eventos" calcext:value-type="string">
            <text:p>O administrador deve ser capaz de consultar todos os eventos</text:p>
          </table:table-cell>
          <table:table-cell table:style-name="ce21" table:formula="of:=[$DocumentoGeral.D38]" office:value-type="string" office:string-value="Eventos" calcext:value-type="string">
            <text:p>Eventos</text:p>
          </table:table-cell>
          <table:table-cell table:style-name="ce21" table:formula="of:=[$DocumentoGeral.E38]" office:value-type="string" office:string-value="Henrique Borges" calcext:value-type="string">
            <text:p>Henrique Borges</text:p>
          </table:table-cell>
          <table:table-cell table:style-name="ce21" table:formula="of:=[$DocumentoGeral.F3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1</text:p>
          </table:table-cell>
          <table:table-cell table:style-name="ce21" table:formula="of:=[$DocumentoGeral.A39]" office:value-type="float" office:value="30" calcext:value-type="float">
            <text:p>30</text:p>
          </table:table-cell>
          <table:table-cell table:style-name="ce23" table:formula="of:=[$DocumentoGeral.B39]" office:value-type="time" office:time-value="PT12H56M59.99999712S" calcext:value-type="time">
            <text:p>12:57</text:p>
          </table:table-cell>
          <table:table-cell table:style-name="ce10" table:formula="of:=[$DocumentoGeral.C39]" office:value-type="string" office:string-value="O administrador deve ser capaz de consultar o valor de vendas num dia particular" calcext:value-type="string">
            <text:p>O administrador deve ser capaz de consultar o valor de vendas num dia particular</text:p>
          </table:table-cell>
          <table:table-cell table:style-name="ce21" table:formula="of:=[$DocumentoGeral.D39]" office:value-type="string" office:string-value="Eventos" calcext:value-type="string">
            <text:p>Eventos</text:p>
          </table:table-cell>
          <table:table-cell table:style-name="ce21" table:formula="of:=[$DocumentoGeral.E39]" office:value-type="string" office:string-value="Henrique Borges" calcext:value-type="string">
            <text:p>Henrique Borges</text:p>
          </table:table-cell>
          <table:table-cell table:style-name="ce21" table:formula="of:=[$DocumentoGeral.F3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2</text:p>
          </table:table-cell>
          <table:table-cell table:style-name="ce21" table:formula="of:=[$DocumentoGeral.A40]" office:value-type="float" office:value="31" calcext:value-type="float">
            <text:p>31</text:p>
          </table:table-cell>
          <table:table-cell table:style-name="ce23" table:formula="of:=[$DocumentoGeral.B40]" office:value-type="time" office:time-value="PT12H58M00.00000192S" calcext:value-type="time">
            <text:p>12:58</text:p>
          </table:table-cell>
          <table:table-cell table:style-name="ce10" table:formula="of:=[$DocumentoGeral.C40]" office:value-type="string" office:string-value="Deve ser possível determinar qual é o participante com maior valor de vendas" calcext:value-type="string">
            <text:p>Deve ser possível determinar qual é o participante com maior valor de vendas</text:p>
          </table:table-cell>
          <table:table-cell table:style-name="ce21" table:formula="of:=[$DocumentoGeral.D40]" office:value-type="string" office:string-value="Eventos" calcext:value-type="string">
            <text:p>Eventos</text:p>
          </table:table-cell>
          <table:table-cell table:style-name="ce21" table:formula="of:=[$DocumentoGeral.E40]" office:value-type="string" office:string-value="Henrique Borges" calcext:value-type="string">
            <text:p>Henrique Borges</text:p>
          </table:table-cell>
          <table:table-cell table:style-name="ce21" table:formula="of:=[$DocumentoGeral.F4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3</text:p>
          </table:table-cell>
          <table:table-cell table:style-name="ce21" table:formula="of:=[$DocumentoGeral.A41]" office:value-type="float" office:value="32" calcext:value-type="float">
            <text:p>32</text:p>
          </table:table-cell>
          <table:table-cell table:style-name="ce23" table:formula="of:=[$DocumentoGeral.B41]" office:value-type="time" office:time-value="PT12H58M59.99999808S" calcext:value-type="time">
            <text:p>12:59</text:p>
          </table:table-cell>
          <table:table-cell table:style-name="ce10" table:formula="of:=[$DocumentoGeral.C41]" office:value-type="string" office:string-value="Deve ser possível determinar qual é o evento com maior volume de vendas" calcext:value-type="string">
            <text:p>Deve ser possível determinar qual é o evento com maior volume de vendas</text:p>
          </table:table-cell>
          <table:table-cell table:style-name="ce21" table:formula="of:=[$DocumentoGeral.D41]" office:value-type="string" office:string-value="Eventos" calcext:value-type="string">
            <text:p>Eventos</text:p>
          </table:table-cell>
          <table:table-cell table:style-name="ce21" table:formula="of:=[$DocumentoGeral.E41]" office:value-type="string" office:string-value="Henrique Borges" calcext:value-type="string">
            <text:p>Henrique Borges</text:p>
          </table:table-cell>
          <table:table-cell table:style-name="ce21" table:formula="of:=[$DocumentoGeral.F4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4</text:p>
          </table:table-cell>
          <table:table-cell table:style-name="ce21" table:formula="of:=[$DocumentoGeral.A42]" office:value-type="float" office:value="33" calcext:value-type="float">
            <text:p>33</text:p>
          </table:table-cell>
          <table:table-cell table:style-name="ce23" table:formula="of:=[$DocumentoGeral.B42]" office:value-type="time" office:time-value="PT13H00M00.00000288S" calcext:value-type="time">
            <text:p>13:00</text:p>
          </table:table-cell>
          <table:table-cell table:style-name="ce10" table:formula="of:=[$DocumentoGeral.C42]" office:value-type="string" office:string-value="Deve ser possível determinar qual foi o evento com maior participação" calcext:value-type="string">
            <text:p>Deve ser possível determinar qual foi o evento com maior participação</text:p>
          </table:table-cell>
          <table:table-cell table:style-name="ce21" table:formula="of:=[$DocumentoGeral.D42]" office:value-type="string" office:string-value="Eventos" calcext:value-type="string">
            <text:p>Eventos</text:p>
          </table:table-cell>
          <table:table-cell table:style-name="ce21" table:formula="of:=[$DocumentoGeral.E42]" office:value-type="string" office:string-value="Henrique Borges" calcext:value-type="string">
            <text:p>Henrique Borges</text:p>
          </table:table-cell>
          <table:table-cell table:style-name="ce21" table:formula="of:=[$DocumentoGeral.F4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5</text:p>
          </table:table-cell>
          <table:table-cell table:style-name="ce21" table:formula="of:=[$DocumentoGeral.A43]" office:value-type="float" office:value="34" calcext:value-type="float">
            <text:p>34</text:p>
          </table:table-cell>
          <table:table-cell table:style-name="ce23" table:formula="of:=[$DocumentoGeral.B43]" office:value-type="time" office:time-value="PT13H00M59.99999904S" calcext:value-type="time">
            <text:p>13:01</text:p>
          </table:table-cell>
          <table:table-cell table:style-name="ce10" table:formula="of:=[$DocumentoGeral.C43]" office:value-type="string" office:string-value="Os funcionários devem ser capazes de alterar as informações de um participante" calcext:value-type="string">
            <text:p>Os funcionários devem ser capazes de alterar as informações de um participante</text:p>
          </table:table-cell>
          <table:table-cell table:style-name="ce21" table:formula="of:=[$DocumentoGeral.D43]" office:value-type="string" office:string-value="Eventos" calcext:value-type="string">
            <text:p>Eventos</text:p>
          </table:table-cell>
          <table:table-cell table:style-name="ce21" table:formula="of:=[$DocumentoGeral.E43]" office:value-type="string" office:string-value="Henrique Borges" calcext:value-type="string">
            <text:p>Henrique Borges</text:p>
          </table:table-cell>
          <table:table-cell table:style-name="ce21" table:formula="of:=[$DocumentoGeral.F4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6</text:p>
          </table:table-cell>
          <table:table-cell table:style-name="ce21" table:formula="of:=[$DocumentoGeral.A45]" office:value-type="float" office:value="36" calcext:value-type="float">
            <text:p>36</text:p>
          </table:table-cell>
          <table:table-cell table:style-name="ce23" table:formula="of:=[$DocumentoGeral.B45]" office:value-type="time" office:time-value="PT13H03M00S" calcext:value-type="time">
            <text:p>13:03</text:p>
          </table:table-cell>
          <table:table-cell table:style-name="ce10" table:formula="of:=[$DocumentoGeral.C45]" office:value-type="string" office:string-value="No final do dia o sistema deve enviar um email ao Henrique Borges com o relatório de vendas" calcext:value-type="string">
            <text:p>No final do dia o sistema deve enviar um email ao Henrique Borges com o relatório de vendas</text:p>
          </table:table-cell>
          <table:table-cell table:style-name="ce21" table:formula="of:=[$DocumentoGeral.D45]" office:value-type="string" office:string-value="Eventos" calcext:value-type="string">
            <text:p>Eventos</text:p>
          </table:table-cell>
          <table:table-cell table:style-name="ce21" table:formula="of:=[$DocumentoGeral.E45]" office:value-type="string" office:string-value="Henrique Borges" calcext:value-type="string">
            <text:p>Henrique Borges</text:p>
          </table:table-cell>
          <table:table-cell table:style-name="ce21" table:formula="of:=[$DocumentoGeral.F4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7</text:p>
          </table:table-cell>
          <table:table-cell table:style-name="ce21" table:formula="of:=[$DocumentoGeral.A46]" office:value-type="float" office:value="37" calcext:value-type="float">
            <text:p>37</text:p>
          </table:table-cell>
          <table:table-cell table:style-name="ce23" table:formula="of:=[$DocumentoGeral.B46]" office:value-type="time" office:time-value="PT13H03M59.99999616S" calcext:value-type="time">
            <text:p>13:04</text:p>
          </table:table-cell>
          <table:table-cell table:style-name="ce10" table:formula="of:=[$DocumentoGeral.C46]" office:value-type="string" office:string-value="No final do dia o sistema deve enviar um email ao Henrique Borges com a afluência do evento" calcext:value-type="string">
            <text:p>No final do dia o sistema deve enviar um email ao Henrique Borges com a afluência do evento</text:p>
          </table:table-cell>
          <table:table-cell table:style-name="ce21" table:formula="of:=[$DocumentoGeral.D46]" office:value-type="string" office:string-value="Eventos" calcext:value-type="string">
            <text:p>Eventos</text:p>
          </table:table-cell>
          <table:table-cell table:style-name="ce21" table:formula="of:=[$DocumentoGeral.E46]" office:value-type="string" office:string-value="Henrique Borges" calcext:value-type="string">
            <text:p>Henrique Borges</text:p>
          </table:table-cell>
          <table:table-cell table:style-name="ce21" table:formula="of:=[$DocumentoGeral.F4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8</text:p>
          </table:table-cell>
          <table:table-cell table:style-name="ce21" table:formula="of:=[$DocumentoGeral.A47]" office:value-type="float" office:value="38" calcext:value-type="float">
            <text:p>38</text:p>
          </table:table-cell>
          <table:table-cell table:style-name="ce23" table:formula="of:=[$DocumentoGeral.B47]" office:value-type="time" office:time-value="PT13H05M00.00000096S" calcext:value-type="time">
            <text:p>13:05</text:p>
          </table:table-cell>
          <table:table-cell table:style-name="ce10" table:formula="of:=[$DocumentoGeral.C47]" office:value-type="string" office:string-value="Um participante é inserido na base de dados quando compra um bilhete" calcext:value-type="string">
            <text:p>Um participante é inserido na base de dados quando compra um bilhete</text:p>
          </table:table-cell>
          <table:table-cell table:style-name="ce21" table:formula="of:=[$DocumentoGeral.D47]" office:value-type="string" office:string-value="Eventos" calcext:value-type="string">
            <text:p>Eventos</text:p>
          </table:table-cell>
          <table:table-cell table:style-name="ce21" table:formula="of:=[$DocumentoGeral.E47]" office:value-type="string" office:string-value="Henrique Borges" calcext:value-type="string">
            <text:p>Henrique Borges</text:p>
          </table:table-cell>
          <table:table-cell table:style-name="ce21" table:formula="of:=[$DocumentoGeral.F4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29</text:p>
          </table:table-cell>
          <table:table-cell table:style-name="ce21" table:formula="of:=[$DocumentoGeral.A48]" office:value-type="float" office:value="39" calcext:value-type="float">
            <text:p>39</text:p>
          </table:table-cell>
          <table:table-cell table:style-name="ce23" table:formula="of:=[$DocumentoGeral.B48]" office:value-type="time" office:time-value="PT13H05M59.99999712S" calcext:value-type="time">
            <text:p>13:06</text:p>
          </table:table-cell>
          <table:table-cell table:style-name="ce10" table:formula="of:=[$DocumentoGeral.C48]" office:value-type="string" office:string-value="Se o evento for gratuito a venda do bilhete deve ser registada na mesma mas com o valor a 0" calcext:value-type="string">
            <text:p>Se o evento for gratuito a venda do bilhete deve ser registada na mesma mas com o valor a 0</text:p>
          </table:table-cell>
          <table:table-cell table:style-name="ce21" table:formula="of:=[$DocumentoGeral.D48]" office:value-type="string" office:string-value="Eventos" calcext:value-type="string">
            <text:p>Eventos</text:p>
          </table:table-cell>
          <table:table-cell table:style-name="ce21" table:formula="of:=[$DocumentoGeral.E48]" office:value-type="string" office:string-value="Henrique Borges" calcext:value-type="string">
            <text:p>Henrique Borges</text:p>
          </table:table-cell>
          <table:table-cell table:style-name="ce21" table:formula="of:=[$DocumentoGeral.F4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30</text:p>
          </table:table-cell>
          <table:table-cell table:style-name="ce21" table:formula="of:=[$DocumentoGeral.A49]" office:value-type="float" office:value="40" calcext:value-type="float">
            <text:p>40</text:p>
          </table:table-cell>
          <table:table-cell table:style-name="ce23" table:formula="of:=[$DocumentoGeral.B49]" office:value-type="time" office:time-value="PT13H07M00.00000192S" calcext:value-type="time">
            <text:p>13:07</text:p>
          </table:table-cell>
          <table:table-cell table:style-name="ce21" table:formula="of:=[$DocumentoGeral.C49]" office:value-type="string" office:string-value="Não podem ser vendidos mais bilhetes para um evento do que a capacidade do mesmo" calcext:value-type="string">
            <text:p>Não podem ser vendidos mais bilhetes para um evento do que a capacidade do mesmo</text:p>
          </table:table-cell>
          <table:table-cell table:style-name="ce21" table:formula="of:=[$DocumentoGeral.D49]" office:value-type="string" office:string-value="Eventos" calcext:value-type="string">
            <text:p>Eventos</text:p>
          </table:table-cell>
          <table:table-cell table:style-name="ce21" table:formula="of:=[$DocumentoGeral.E49]" office:value-type="string" office:string-value="Henrique Borges" calcext:value-type="string">
            <text:p>Henrique Borges</text:p>
          </table:table-cell>
          <table:table-cell table:style-name="ce21" table:formula="of:=[$DocumentoGeral.F4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31</text:p>
          </table:table-cell>
          <table:table-cell table:style-name="ce21" table:formula="of:=[$DocumentoGeral.A51]" office:value-type="float" office:value="42" calcext:value-type="float">
            <text:p>42</text:p>
          </table:table-cell>
          <table:table-cell table:style-name="ce23" table:formula="of:=[$DocumentoGeral.B51]" office:value-type="time" office:time-value="PT13H09M00.00000288S" calcext:value-type="time">
            <text:p>13:09</text:p>
          </table:table-cell>
          <table:table-cell table:style-name="ce10" table:formula="of:=[$DocumentoGeral.C51]" office:value-type="string" office:string-value="Os funcionários devem poder verificar o histórico de vendas de um participante" calcext:value-type="string">
            <text:p>Os funcionários devem poder verificar o histórico de vendas de um participante</text:p>
          </table:table-cell>
          <table:table-cell table:style-name="ce21" table:formula="of:=[$DocumentoGeral.D51]" office:value-type="string" office:string-value="Eventos" calcext:value-type="string">
            <text:p>Eventos</text:p>
          </table:table-cell>
          <table:table-cell table:style-name="ce21" table:formula="of:=[$DocumentoGeral.E51]" office:value-type="string" office:string-value="Henrique Borges" calcext:value-type="string">
            <text:p>Henrique Borges</text:p>
          </table:table-cell>
          <table:table-cell table:style-name="ce21" table:formula="of:=[$DocumentoGeral.F5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32</text:p>
          </table:table-cell>
          <table:table-cell table:style-name="ce21" table:formula="of:=[$DocumentoGeral.A53]" office:value-type="float" office:value="44" calcext:value-type="float">
            <text:p>44</text:p>
          </table:table-cell>
          <table:table-cell table:style-name="ce23" table:formula="of:=[$DocumentoGeral.B53]" office:value-type="time" office:time-value="PT13H12M00S" calcext:value-type="time">
            <text:p>13:12</text:p>
          </table:table-cell>
          <table:table-cell table:style-name="ce10" table:formula="of:=[$DocumentoGeral.C53]" office:value-type="string" office:string-value="O administrador deve ser capaz de saber quais eventos decorreram num determinado período de tempo" calcext:value-type="string">
            <text:p>O administrador deve ser capaz de saber quais eventos decorreram num determinado período de tempo</text:p>
          </table:table-cell>
          <table:table-cell table:style-name="ce21" table:formula="of:=[$DocumentoGeral.D53]" office:value-type="string" office:string-value="Eventos" calcext:value-type="string">
            <text:p>Eventos</text:p>
          </table:table-cell>
          <table:table-cell table:style-name="ce21" table:formula="of:=[$DocumentoGeral.E53]" office:value-type="string" office:string-value="Henrique Borges" calcext:value-type="string">
            <text:p>Henrique Borges</text:p>
          </table:table-cell>
          <table:table-cell table:style-name="ce21" table:formula="of:=[$DocumentoGeral.F5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33</text:p>
          </table:table-cell>
          <table:table-cell table:style-name="ce21" table:formula="of:=[$DocumentoGeral.A54]" office:value-type="float" office:value="45" calcext:value-type="float">
            <text:p>45</text:p>
          </table:table-cell>
          <table:table-cell table:style-name="ce23" table:formula="of:=[$DocumentoGeral.B54]" office:value-type="time" office:time-value="PT13H12M59.99999616S" calcext:value-type="time">
            <text:p>13:13</text:p>
          </table:table-cell>
          <table:table-cell table:style-name="ce10" table:formula="of:=[$DocumentoGeral.C54]" office:value-type="string" office:string-value="O administrador deve ser capaz de consultar qual foi o funcionário que vendeu mais bilhetes num dado evento" calcext:value-type="string">
            <text:p>O administrador deve ser capaz de consultar qual foi o funcionário que vendeu mais bilhetes num dado evento</text:p>
          </table:table-cell>
          <table:table-cell table:style-name="ce21" table:formula="of:=[$DocumentoGeral.D54]" office:value-type="string" office:string-value="Eventos" calcext:value-type="string">
            <text:p>Eventos</text:p>
          </table:table-cell>
          <table:table-cell table:style-name="ce21" table:formula="of:=[$DocumentoGeral.E54]" office:value-type="string" office:string-value="Henrique Borges" calcext:value-type="string">
            <text:p>Henrique Borges</text:p>
          </table:table-cell>
          <table:table-cell table:style-name="ce21" table:formula="of:=[$DocumentoGeral.F5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M34</text:p>
          </table:table-cell>
          <table:table-cell table:style-name="ce21" table:formula="of:=[$DocumentoGeral.A55]" office:value-type="float" office:value="46" calcext:value-type="float">
            <text:p>46</text:p>
          </table:table-cell>
          <table:table-cell table:style-name="ce23" table:formula="of:=[$DocumentoGeral.B55]" office:value-type="time" office:time-value="PT13H14M00.00000096S" calcext:value-type="time">
            <text:p>13:14</text:p>
          </table:table-cell>
          <table:table-cell table:style-name="ce10" table:formula="of:=[$DocumentoGeral.C55]" office:value-type="string" office:string-value=" O valor de um artigo numa venda, é calculado apartir do seu preço base e a quantidade adquirida" calcext:value-type="string">
            <text:p><text:s/>O valor de um artigo numa venda, é calculado apartir do seu preço base e a quantidade adquirida</text:p>
          </table:table-cell>
          <table:table-cell table:style-name="ce21" table:formula="of:=[$DocumentoGeral.D55]" office:value-type="string" office:string-value="Eventos" calcext:value-type="string">
            <text:p>Eventos</text:p>
          </table:table-cell>
          <table:table-cell table:style-name="ce21" table:formula="of:=[$DocumentoGeral.E55]" office:value-type="string" office:string-value="Henrique Borges" calcext:value-type="string">
            <text:p>Henrique Borges</text:p>
          </table:table-cell>
          <table:table-cell table:style-name="ce21" table:formula="of:=[$DocumentoGeral.F5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 table:number-rows-repeated="2">
          <table:table-cell table:style-name="ce29"/>
          <table:table-cell table:number-columns-repeated="1023"/>
        </table:table-row>
        <table:table-row table:style-name="ro1" table:number-rows-repeated="9">
          <table:table-cell table:style-name="ce3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formula="of:=[$DocumentoGeral.A55]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$DocumentoGeral.A5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$DocumentoGeral.A5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$DocumentoGeral.A5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942">
          <table:table-cell table:number-columns-repeated="1024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_Controlo" table:style-name="ta4"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2" table:default-cell-style-name="Default"/>
        <table:table-column table:style-name="co5" table:number-columns-repeated="997" table:default-cell-style-name="Default"/>
        <table:table-row table:style-name="ro1">
          <table:table-cell table:style-name="ce15" table:number-columns-repeated="2"/>
          <table:table-cell table:number-columns-repeated="4"/>
          <table:table-cell table:style-name="ce3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table:formula="of:=[$DocumentoGeral.A2]" office:value-type="string" office:string-value="Gestão de Eventos na cidade Eventópolis" calcext:value-type="string">
            <text:p>Gestão de Eventos na cidade Eventópol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table:formula="of:=[$DocumentoGeral.F6]" office:value-type="string" office:string-value="1.00/2023" calcext:value-type="string">
            <text:p>1.00/2023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31" office:value-type="string" calcext:value-type="string" table:number-columns-spanned="4" table:number-rows-spanned="1">
            <text:p>Documento de Requisitos de Controlo</text:p>
          </table:table-cell>
          <table:covered-table-cell table:number-columns-repeated="3"/>
          <table:table-cell table:style-name="ce12" table:formula="of:=[$DocumentoGeral.E7]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Nr</text:p>
          </table:table-cell>
          <table:covered-table-cell/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1</text:p>
          </table:table-cell>
          <table:table-cell table:style-name="ce21" table:formula="of:=[$DocumentoGeral.A16]" office:value-type="float" office:value="7" calcext:value-type="float">
            <text:p>7</text:p>
          </table:table-cell>
          <table:table-cell table:style-name="ce23" table:formula="of:=[$DocumentoGeral.B16]" office:value-type="time" office:time-value="PT12H35M00.00000384S" calcext:value-type="time">
            <text:p>12:35</text:p>
          </table:table-cell>
          <table:table-cell table:style-name="ce10" table:formula="of:=[$DocumentoGeral.C16]" office:value-type="string" office:string-value="O administrador do sistema é o Henrique Borges" calcext:value-type="string">
            <text:p>O administrador do sistema é o Henrique Borges</text:p>
          </table:table-cell>
          <table:table-cell table:style-name="ce21" table:formula="of:=[$DocumentoGeral.D16]" office:value-type="string" office:string-value="Eventos" calcext:value-type="string">
            <text:p>Eventos</text:p>
          </table:table-cell>
          <table:table-cell table:style-name="ce21" table:formula="of:=[$DocumentoGeral.E16]" office:value-type="string" office:string-value="Henrique Borges" calcext:value-type="string">
            <text:p>Henrique Borges</text:p>
          </table:table-cell>
          <table:table-cell table:style-name="ce21" table:formula="of:=[$DocumentoGeral.F1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2</text:p>
          </table:table-cell>
          <table:table-cell table:style-name="ce21" table:formula="of:=[$DocumentoGeral.A17]" office:value-type="float" office:value="8" calcext:value-type="float">
            <text:p>8</text:p>
          </table:table-cell>
          <table:table-cell table:style-name="ce23" table:formula="of:=[$DocumentoGeral.B17]" office:value-type="time" office:time-value="PT12H36M00S" calcext:value-type="time">
            <text:p>12:36</text:p>
          </table:table-cell>
          <table:table-cell table:style-name="ce10" table:formula="of:=[$DocumentoGeral.C17]" office:value-type="string" office:string-value="Herr Otto Mustermann e Maria Ivanovna Ivanova são também administradores" calcext:value-type="string">
            <text:p>Herr Otto Mustermann e Maria Ivanovna Ivanova são também administradores</text:p>
          </table:table-cell>
          <table:table-cell table:style-name="ce21" table:formula="of:=[$DocumentoGeral.D17]" office:value-type="string" office:string-value="Eventos" calcext:value-type="string">
            <text:p>Eventos</text:p>
          </table:table-cell>
          <table:table-cell table:style-name="ce21" table:formula="of:=[$DocumentoGeral.E17]" office:value-type="string" office:string-value="Henrique Borges" calcext:value-type="string">
            <text:p>Henrique Borges</text:p>
          </table:table-cell>
          <table:table-cell table:style-name="ce21" table:formula="of:=[$DocumentoGeral.F1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3</text:p>
          </table:table-cell>
          <table:table-cell table:style-name="ce21" table:formula="of:=[$DocumentoGeral.A18]" office:value-type="float" office:value="9" calcext:value-type="float">
            <text:p>9</text:p>
          </table:table-cell>
          <table:table-cell table:style-name="ce23" table:formula="of:=[$DocumentoGeral.B18]" office:value-type="time" office:time-value="PT12H36M00S" calcext:value-type="time">
            <text:p>12:36</text:p>
          </table:table-cell>
          <table:table-cell table:style-name="ce10" table:formula="of:=[$DocumentoGeral.C18]" office:value-type="string" office:string-value="Herr Mustermann só tem acesso à base de dados entre as 15:30 e as 19:30" calcext:value-type="string">
            <text:p>Herr Mustermann só tem acesso à base de dados entre as 15:30 e as 19:30</text:p>
          </table:table-cell>
          <table:table-cell table:style-name="ce21" table:formula="of:=[$DocumentoGeral.D18]" office:value-type="string" office:string-value="Eventos" calcext:value-type="string">
            <text:p>Eventos</text:p>
          </table:table-cell>
          <table:table-cell table:style-name="ce21" table:formula="of:=[$DocumentoGeral.E18]" office:value-type="string" office:string-value="Henrique Borges" calcext:value-type="string">
            <text:p>Henrique Borges</text:p>
          </table:table-cell>
          <table:table-cell table:style-name="ce21" table:formula="of:=[$DocumentoGeral.F1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4</text:p>
          </table:table-cell>
          <table:table-cell table:style-name="ce21" table:formula="of:=[$DocumentoGeral.A44]" office:value-type="float" office:value="35" calcext:value-type="float">
            <text:p>35</text:p>
          </table:table-cell>
          <table:table-cell table:style-name="ce23" table:formula="of:=[$DocumentoGeral.B44]" office:value-type="time" office:time-value="PT13H02M00.00000384S" calcext:value-type="time">
            <text:p>13:02</text:p>
          </table:table-cell>
          <table:table-cell table:style-name="ce10" table:formula="of:=[$DocumentoGeral.C44]" office:value-type="string" office:string-value="Os funcionários não devem ter acesso ao valor de vendas de cada evento" calcext:value-type="string">
            <text:p>Os funcionários não devem ter acesso ao valor de vendas de cada evento</text:p>
          </table:table-cell>
          <table:table-cell table:style-name="ce21" table:formula="of:=[$DocumentoGeral.D44]" office:value-type="string" office:string-value="Eventos" calcext:value-type="string">
            <text:p>Eventos</text:p>
          </table:table-cell>
          <table:table-cell table:style-name="ce21" table:formula="of:=[$DocumentoGeral.E44]" office:value-type="string" office:string-value="Henrique Borges" calcext:value-type="string">
            <text:p>Henrique Borges</text:p>
          </table:table-cell>
          <table:table-cell table:style-name="ce21" table:formula="of:=[$DocumentoGeral.F4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5</text:p>
          </table:table-cell>
          <table:table-cell table:style-name="ce21" table:formula="of:=[$DocumentoGeral.A50]" office:value-type="float" office:value="41" calcext:value-type="float">
            <text:p>41</text:p>
          </table:table-cell>
          <table:table-cell table:style-name="ce23" table:formula="of:=[$DocumentoGeral.B50]" office:value-type="time" office:time-value="PT13H07M59.99999808S" calcext:value-type="time">
            <text:p>13:08</text:p>
          </table:table-cell>
          <table:table-cell table:style-name="ce10" table:formula="of:=[$DocumentoGeral.C50]" office:value-type="string" office:string-value="O acesso à base de dados só está disponível das 07:00 às 02:00" calcext:value-type="string">
            <text:p>O acesso à base de dados só está disponível das 07:00 às 02:00</text:p>
          </table:table-cell>
          <table:table-cell table:style-name="ce21" table:formula="of:=[$DocumentoGeral.D50]" office:value-type="string" office:string-value="Eventos" calcext:value-type="string">
            <text:p>Eventos</text:p>
          </table:table-cell>
          <table:table-cell table:style-name="ce21" table:formula="of:=[$DocumentoGeral.E50]" office:value-type="string" office:string-value="Henrique Borges" calcext:value-type="string">
            <text:p>Henrique Borges</text:p>
          </table:table-cell>
          <table:table-cell table:style-name="ce21" table:formula="of:=[$DocumentoGeral.F5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6</text:p>
          </table:table-cell>
          <table:table-cell table:style-name="ce21" table:formula="of:=[$DocumentoGeral.A52]" office:value-type="float" office:value="43" calcext:value-type="float">
            <text:p>43</text:p>
          </table:table-cell>
          <table:table-cell table:style-name="ce23" table:formula="of:=[$DocumentoGeral.B52]" office:value-type="time" office:time-value="PT13H09M59.99999904S" calcext:value-type="time">
            <text:p>13:10</text:p>
          </table:table-cell>
          <table:table-cell table:style-name="ce10" table:formula="of:=[$DocumentoGeral.C52]" office:value-type="string" office:string-value="Os funcionários só podem aceder à base de dados se um evento estiver a decorrer" calcext:value-type="string">
            <text:p>Os funcionários só podem aceder à base de dados se um evento estiver a decorrer</text:p>
          </table:table-cell>
          <table:table-cell table:style-name="ce21" table:formula="of:=[$DocumentoGeral.D52]" office:value-type="string" office:string-value="Eventos" calcext:value-type="string">
            <text:p>Eventos</text:p>
          </table:table-cell>
          <table:table-cell table:style-name="ce21" table:formula="of:=[$DocumentoGeral.E52]" office:value-type="string" office:string-value="Henrique Borges" calcext:value-type="string">
            <text:p>Henrique Borges</text:p>
          </table:table-cell>
          <table:table-cell table:style-name="ce21" table:formula="of:=[$DocumentoGeral.F5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2" table:number-columns-repeated="2"/>
          <table:table-cell table:style-name="ce25"/>
          <table:table-cell table:style-name="ce22" table:number-columns-repeated="3"/>
          <table:table-cell table:number-columns-repeated="1017"/>
        </table:table-row>
        <table:table-row table:style-name="ro1" table:number-rows-repeated="7">
          <table:table-cell table:style-name="ce19"/>
          <table:table-cell table:number-columns-repeated="1023"/>
        </table:table-row>
        <table:table-row table:style-name="ro1">
          <table:table-cell table:style-name="ce19"/>
          <table:table-cell table:style-name="ce22"/>
          <table:table-cell table:number-columns-repeated="1022"/>
        </table:table-row>
        <table:table-row table:style-name="ro1" table:number-rows-repeated="18">
          <table:table-cell table:style-name="ce19"/>
          <table:table-cell table:style-name="ce22" table:number-columns-repeated="2"/>
          <table:table-cell table:style-name="ce25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style-name="ce19"/>
          <table:table-cell table:style-name="ce22" table:number-columns-repeated="2"/>
          <table:table-cell table:style-name="ce25"/>
          <table:table-cell table:style-name="ce22" table:number-columns-repeated="3"/>
          <table:table-cell table:number-columns-repeated="1017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947">
          <table:table-cell table:number-columns-repeated="1024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de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cumentoGeral" style:display-name="PageStyle_Documento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5f_Descricao" style:display-name="PageStyle_Requisitos_Descri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5f_Manipulação" style:display-name="PageStyle_Requisitos_Manipul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5f_Controlo" style:display-name="PageStyle_Requisitos_Contro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57" meta:object-count="0"/>
    <meta:generator>LibreOfficeDev/6.0.5.2$Linux_X86_64 LibreOffice_project/</meta:generator>
  </office:meta>
</office:document-meta>
</file>